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582cm" table:align="left"/>
    </style:style>
    <style:style style:name="Tabela1.A" style:family="table-column">
      <style:table-column-properties style:column-width="4.941cm"/>
    </style:style>
    <style:style style:name="Tabela1.B" style:family="table-column">
      <style:table-column-properties style:column-width="6.475cm"/>
    </style:style>
    <style:style style:name="Tabela1.C" style:family="table-column">
      <style:table-column-properties style:column-width="5.166cm"/>
    </style:style>
    <style:style style:name="Tabela1.A1" style:family="table-cell">
      <style:table-cell-properties style:vertical-align="middle" fo:padding="0.212cm" fo:border="0.75pt solid #cccccc"/>
    </style:style>
    <style:style style:name="P1" style:family="paragraph" style:parent-style-name="Standard">
      <style:text-properties style:font-name="Sans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rsid="001eeeaf" officeooo:paragraph-rsid="001eeeaf" style:text-blinking="false" fo:background-color="#ffffff"/>
    </style:style>
    <style:style style:name="P3" style:family="paragraph" style:parent-style-name="Standard">
      <style:paragraph-properties fo:text-align="justify" style:justify-single-word="false"/>
      <style:text-properties fo:color="#1c1c1c" style:font-name="Sans" officeooo:rsid="001eeeaf" officeooo:paragraph-rsid="001eeeaf"/>
    </style:style>
    <style:style style:name="P4" style:family="paragraph" style:parent-style-name="Standard">
      <style:paragraph-properties fo:text-align="justify" style:justify-single-word="false" fo:break-before="page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paragraph-rsid="001eeeaf" style:text-blinking="false" fo:background-color="#ffffff"/>
    </style:style>
    <style:style style:name="P5" style:family="paragraph" style:parent-style-name="Table_20_Contents">
      <style:text-properties fo:color="#1c1c1c" style:font-name="Sans" fo:font-size="2pt" style:font-size-asian="2pt" style:font-size-complex="2pt"/>
    </style:style>
    <style:style style:name="P6" style:family="paragraph" style:parent-style-name="Table_20_Contents">
      <style:paragraph-properties fo:margin-top="0cm" fo:margin-bottom="0.499cm" loext:contextual-spacing="false"/>
      <style:text-properties fo:color="#1c1c1c" style:font-name="Sans"/>
    </style:style>
    <style:style style:name="P7" style:family="paragraph" style:parent-style-name="Heading_20_2">
      <style:text-properties fo:color="#1c1c1c" style:font-name="Sans"/>
    </style:style>
    <style:style style:name="P8" style:family="paragraph" style:parent-style-name="Heading_20_2">
      <style:paragraph-properties fo:margin-top="0.423cm" fo:margin-bottom="0.423cm" loext:contextual-spacing="false" fo:line-height="176%" fo:text-align="center" style:justify-single-word="false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bold" style:text-blinking="false" fo:background-color="#ffffff"/>
    </style:style>
    <style:style style:name="P9" style:family="paragraph" style:parent-style-name="Heading_20_2">
      <style:paragraph-properties fo:margin-top="0.423cm" fo:margin-bottom="0.423cm" loext:contextual-spacing="false" fo:line-height="176%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fo:margin-top="0.423cm" fo:margin-bottom="0.423cm" loext:contextual-spacing="false" fo:line-height="176%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rsid="0021c73e" officeooo:paragraph-rsid="0021c73e" style:text-blinking="false" fo:background-color="#ffffff"/>
    </style:style>
    <style:style style:name="P11" style:family="paragraph" style:parent-style-name="Heading_20_2">
      <style:paragraph-properties fo:margin-top="0.423cm" fo:margin-bottom="0.423cm" loext:contextual-spacing="false" fo:line-height="176%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style:text-blinking="false" fo:background-color="#ffffff"/>
    </style:style>
    <style:style style:name="P12" style:family="paragraph" style:parent-style-name="Heading_20_2">
      <style:paragraph-properties fo:margin-top="0.423cm" fo:margin-bottom="0.423cm" loext:contextual-spacing="false" fo:line-height="176%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paragraph-rsid="0021c73e" style:text-blinking="false" fo:background-color="#ffffff"/>
    </style:style>
    <style:style style:name="P13" style:family="paragraph" style:parent-style-name="Heading_20_2">
      <style:paragraph-properties fo:margin-top="0.423cm" fo:margin-bottom="0.423cm" loext:contextual-spacing="false" fo:line-height="176%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rsid="0021c73e" officeooo:paragraph-rsid="0021c73e" style:text-blinking="false" fo:background-color="#ffffff"/>
    </style:style>
    <style:style style:name="P14" style:family="paragraph" style:parent-style-name="Heading_20_3">
      <style:text-properties fo:color="#1c1c1c" style:font-name="Sans"/>
    </style:style>
    <style:style style:name="P15" style:family="paragraph" style:parent-style-name="Heading_20_3">
      <style:text-properties officeooo:paragraph-rsid="001eeeaf"/>
    </style:style>
    <style:style style:name="P16" style:family="paragraph" style:parent-style-name="Heading_20_1">
      <style:text-properties fo:color="#1c1c1c" style:font-name="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ed8"/>
    </style:style>
    <style:style style:name="T3" style:family="text">
      <style:text-properties officeooo:rsid="0021c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GET e POST</text:h>
      <text:p text:style-name="P3"/>
      <text:p text:style-name="P3"><text:tab/>HTTP é o protocolo de comunicação que permite transferências de informação na web e define alguns métodos que indicam a ação a ser realizada. Uma solicitação HTTP é uma maneira do navegador mostrar uma página da internet utilizando um dos métodos de solicitação do protocolo HTTP. Existem 8 métodos/verbos utilizados para fazer essas solicitações. Este material cobre apenas os métodos POST e GET</text:p>
      <text:p text:style-name="P3"><text:span text:style-name="T1"><text:tab/>GET</text:span> <text:span text:style-name="T1">-</text:span> solicita dados de um recurso específico.</text:p>
      <text:p text:style-name="P3"><text:span text:style-name="T1"><text:tab/>POST</text:span> <text:span text:style-name="T1">-</text:span> submete dados a serem processados para um recurso específico.</text:p>
      <text:p text:style-name="P3"/>
      <text:h text:style-name="P7" text:outline-level="2">Principais diferenças</text:h>
      <text:p text:style-name="P3"/>
      <text:h text:style-name="P14" text:outline-level="3">Visibilidade</text:h>
      <text:p text:style-name="P3"><text:tab/><text:span text:style-name="T2">Uma</text:span> diferença <text:span text:style-name="T2">notável</text:span> entre os métodos GET e POST é a visibilidade. Uma requisição GET é enviada como string anexada a URL, enquanto que a requisição POST é encapsulada junto ao corpo da requisição HTTP e não pode ser vista.</text:p>
      <text:p text:style-name="P3"/>
      <text:h text:style-name="P14" text:outline-level="3">Tamanho</text:h>
      <text:p text:style-name="P3"><text:tab/>Como a requisição GET é feita via URL, obviamente há uma limitação no tamanho da mensagem enviada. A string não pode conter mais que 255 caracteres(embora exista diferenças entre navegadores, mas em geral o limite é 255). Já na requisição POST não há limitações de comprimento da mensagem, já que a mesma é enviada no corpo da requisição HTTP.</text:p>
      <text:p text:style-name="P3"/>
      <text:h text:style-name="P14" text:outline-level="3">Performance</text:h>
      <text:p text:style-name="P3"><text:tab/>A requisição GET é relativamente mais rápida, já que ela é mais simples. Na requisição POST há uma perda de tempo no encapsulamento da mensagem.</text:p>
      <text:p text:style-name="P3"/>
      <text:h text:style-name="P14" text:outline-level="3">Tipos</text:h>
      <text:p text:style-name="P3"><text:tab/>Já que GET é enviado via URL, então nós sabemos que ela só transporta textos. A requisição POST não tem restrições, pode transportar tanto texto, como dados binários.</text:p>
      <text:p text:style-name="P3"/>
      <text:h text:style-name="P14" text:outline-level="3">Método HTML Padrão</text:h>
      <text:p text:style-name="P3"><text:tab/>GET é o método HTML padrão. Para submeter um formulário HTML usando POST é preciso especificar no atributo “method” o valor “POST”.</text:p>
      <text:p text:style-name="P3"/>
      <text:p text:style-name="P3">Abaixo segue um quadro comparativo entre os dois métodos:</text:p>
      <text:p text:style-name="P2">[já aproveitam pra praticar o inglês #sóVai]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h text:style-name="P8" text:outline-level="2">GET</text:h>
          </table:table-cell>
          <table:table-cell table:style-name="Tabela1.A1" office:value-type="string">
            <text:h text:style-name="P8" text:outline-level="2">POST</text:h>
          </table:table-cell>
        </table:table-row>
        <table:table-row>
          <table:table-cell table:style-name="Tabela1.A1" office:value-type="string">
            <text:h text:style-name="P9" text:outline-level="2">BACK button/Reload</text:h>
          </table:table-cell>
          <table:table-cell table:style-name="Tabela1.A1" office:value-type="string">
            <text:h text:style-name="P13" text:outline-level="2">Inofensivo</text:h>
            <text:h text:style-name="P9" text:outline-level="2">Harmless</text:h>
          </table:table-cell>
          <table:table-cell table:style-name="Tabela1.A1" office:value-type="string">
            <text:h text:style-name="P12" text:outline-level="2"><text:span text:style-name="T3">Os dados serão re-enviados (o navegador deve alertar sobre a re-submissão)</text:span></text:h>
            <text:h text:style-name="P12" text:outline-level="2">Data will be re-submitted (the browser should alert the user that the data are about to be re-submitted)</text:h>
          </table:table-cell>
        </table:table-row>
        <table:table-row>
          <table:table-cell table:style-name="Tabela1.A1" office:value-type="string">
            <text:h text:style-name="P9" text:outline-level="2">Bookmarked</text:h>
          </table:table-cell>
          <table:table-cell table:style-name="Tabela1.A1" office:value-type="string">
            <text:h text:style-name="P9" text:outline-level="2">Can be bookmarked</text:h>
          </table:table-cell>
          <table:table-cell table:style-name="Tabela1.A1" office:value-type="string">
            <text:h text:style-name="P9" text:outline-level="2">Cannot be bookmarked</text:h>
          </table:table-cell>
        </table:table-row>
        <table:table-row>
          <table:table-cell table:style-name="Tabela1.A1" office:value-type="string">
            <text:h text:style-name="P9" text:outline-level="2">Cached</text:h>
          </table:table-cell>
          <table:table-cell table:style-name="Tabela1.A1" office:value-type="string">
            <text:h text:style-name="P9" text:outline-level="2">Can be cached</text:h>
          </table:table-cell>
          <table:table-cell table:style-name="Tabela1.A1" office:value-type="string">
            <text:h text:style-name="P9" text:outline-level="2">Not cached</text:h>
          </table:table-cell>
        </table:table-row>
        <table:table-row>
          <table:table-cell table:style-name="Tabela1.A1" office:value-type="string">
            <text:h text:style-name="P9" text:outline-level="2">Encoding type</text:h>
          </table:table-cell>
          <table:table-cell table:style-name="Tabela1.A1" office:value-type="string">
            <text:h text:style-name="P9" text:outline-level="2">application/x-www-form-urlencoded</text:h>
          </table:table-cell>
          <table:table-cell table:style-name="Tabela1.A1" office:value-type="string">
            <text:h text:style-name="P9" text:outline-level="2">application/x-www-form-urlencoded or multipart/form-data. Use multipart encoding for binary data</text:h>
          </table:table-cell>
        </table:table-row>
        <table:table-row>
          <table:table-cell table:style-name="Tabela1.A1" office:value-type="string">
            <text:h text:style-name="P9" text:outline-level="2">History</text:h>
          </table:table-cell>
          <table:table-cell table:style-name="Tabela1.A1" office:value-type="string">
            <text:h text:style-name="P9" text:outline-level="2">Parameters remain in browser history</text:h>
            <text:p text:style-name="P10"><text:soft-page-break/>Os parâmetros se mantêm no histórico do navegador.</text:p>
          </table:table-cell>
          <table:table-cell table:style-name="Tabela1.A1" office:value-type="string">
            <text:h text:style-name="P9" text:outline-level="2">Parameters are not saved in browser history</text:h>
            <text:p text:style-name="P10"><text:soft-page-break/>Os parâmetros não são salvos no histórico do navegador.</text:p>
          </table:table-cell>
        </table:table-row>
        <table:table-row>
          <table:table-cell table:style-name="Tabela1.A1" office:value-type="string">
            <text:h text:style-name="P9" text:outline-level="2">Restrictions on data length</text:h>
          </table:table-cell>
          <table:table-cell table:style-name="Tabela1.A1" office:value-type="string">
            <text:h text:style-name="P9" text:outline-level="2">Yes, when sending data, the GET method adds the data to the URL; and the length of a URL is limited (maximum URL length is 2048 characters).</text:h>
            <text:p text:style-name="P10">Quando enviamos os dados, o método GET adiciona dados à URL e o tamanho da URL é limitado (o tamanho máximo é 2048 caracteres)</text:p>
          </table:table-cell>
          <table:table-cell table:style-name="Tabela1.A1" office:value-type="string">
            <text:h text:style-name="P9" text:outline-level="2">No restrictions</text:h>
            <text:p text:style-name="P10">Sem restrições.</text:p>
          </table:table-cell>
        </table:table-row>
        <table:table-row>
          <table:table-cell table:style-name="Tabela1.A1" office:value-type="string">
            <text:h text:style-name="P9" text:outline-level="2">Restrictions on data type</text:h>
          </table:table-cell>
          <table:table-cell table:style-name="Tabela1.A1" office:value-type="string">
            <text:h text:style-name="P9" text:outline-level="2">Only ASCII characters allowed</text:h>
          </table:table-cell>
          <table:table-cell table:style-name="Tabela1.A1" office:value-type="string">
            <text:h text:style-name="P9" text:outline-level="2">No restrictions. Binary data is also allowed</text:h>
          </table:table-cell>
        </table:table-row>
        <table:table-row>
          <table:table-cell table:style-name="Tabela1.A1" office:value-type="string">
            <text:h text:style-name="P9" text:outline-level="2">Security</text:h>
          </table:table-cell>
          <table:table-cell table:style-name="Tabela1.A1" office:value-type="string">
            <text:h text:style-name="P9" text:outline-level="2">GET is less secure compared to POST because data sent is part of the URL</text:h>
            <text:p text:style-name="P6"/>
            <text:h text:style-name="P9" text:outline-level="2">Never use GET when sending passwords or other sensitive information!</text:h>
          </table:table-cell>
          <table:table-cell table:style-name="Tabela1.A1" office:value-type="string">
            <text:h text:style-name="P9" text:outline-level="2">POST is a little safer than GET because the parameters are not stored in browser history or in web server logs</text:h>
          </table:table-cell>
        </table:table-row>
        <table:table-row>
          <table:table-cell table:style-name="Tabela1.A1" office:value-type="string">
            <text:h text:style-name="P9" text:outline-level="2">Visibility</text:h>
          </table:table-cell>
          <table:table-cell table:style-name="Tabela1.A1" office:value-type="string">
            <text:h text:style-name="P9" text:outline-level="2">Data is visible to everyone in <text:soft-page-break/>the URL</text:h>
          </table:table-cell>
          <table:table-cell table:style-name="Tabela1.A1" office:value-type="string">
            <text:h text:style-name="P9" text:outline-level="2">Data is not displayed <text:soft-page-break/>in the URL</text:h>
          </table:table-cell>
        </table:table-row>
      </table:table>
      <text:p text:style-name="P3"/>
      <text:p text:style-name="P3"/>
      <text:h text:style-name="P7" text:outline-level="2">Referências</text:h>
      <text:p text:style-name="P3"/>
      <text:h text:style-name="P15" text:outline-level="3">Principais diferenças entre os métodos HTTP GET e POST</text:h>
      <text:p text:style-name="P1">http://marceloweb.info/principais-diferencas-entre-os-metodos-http-get-e-post/</text:p>
      <text:h text:style-name="Heading_20_3" text:outline-level="3">HTTP Methods: GET vs. POST</text:h>
      <text:p text:style-name="P3">https://www.w3schools.com/tags/ref_httpmethods.a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18:39.479252791</meta:creation-date>
    <dc:date>2017-03-18T20:34:56.506561237</dc:date>
    <meta:editing-duration>PT29M51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4" meta:paragraph-count="58" meta:word-count="528" meta:character-count="3319" meta:non-whitespace-character-count="2841"/>
  </office:meta>
</office:document-meta>
</file>